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dexException.ge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Exception.IndexException( 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Exception.IndexException( String mes , Exception 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dexException.IndexException( String 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